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55f4d" officeooo:paragraph-rsid="00155f4d"/>
    </style:style>
    <style:style style:name="P2" style:family="paragraph" style:parent-style-name="Standard">
      <style:text-properties officeooo:rsid="0018d79e" officeooo:paragraph-rsid="0018d79e"/>
    </style:style>
    <style:style style:name="P3" style:family="paragraph" style:parent-style-name="Standard">
      <style:text-properties officeooo:rsid="0019ffc8" officeooo:paragraph-rsid="0019ffc8"/>
    </style:style>
    <style:style style:name="P4" style:family="paragraph" style:parent-style-name="Standard">
      <style:text-properties officeooo:rsid="001a2eb3" officeooo:paragraph-rsid="001a2eb3"/>
    </style:style>
    <style:style style:name="P5" style:family="paragraph" style:parent-style-name="Standard">
      <style:text-properties officeooo:rsid="001ad53c" officeooo:paragraph-rsid="001ad53c"/>
    </style:style>
    <style:style style:name="P6" style:family="paragraph" style:parent-style-name="Standard">
      <style:text-properties officeooo:rsid="001c34d4" officeooo:paragraph-rsid="001c34d4"/>
    </style:style>
    <style:style style:name="P7" style:family="paragraph" style:parent-style-name="Standard">
      <style:text-properties officeooo:rsid="001d328c" officeooo:paragraph-rsid="001d328c"/>
    </style:style>
    <style:style style:name="P8" style:family="paragraph" style:parent-style-name="Standard">
      <style:text-properties officeooo:rsid="001ee03a" officeooo:paragraph-rsid="001ee03a"/>
    </style:style>
    <style:style style:name="P9" style:family="paragraph" style:parent-style-name="Standard">
      <style:text-properties officeooo:rsid="00202b2a" officeooo:paragraph-rsid="00202b2a"/>
    </style:style>
    <style:style style:name="P10" style:family="paragraph" style:parent-style-name="Standard">
      <style:text-properties officeooo:rsid="0021234b" officeooo:paragraph-rsid="00202b2a"/>
    </style:style>
    <style:style style:name="P11" style:family="paragraph" style:parent-style-name="Standard">
      <style:text-properties officeooo:rsid="00233860" officeooo:paragraph-rsid="00233860"/>
    </style:style>
    <style:style style:name="P12" style:family="paragraph" style:parent-style-name="Standard">
      <style:text-properties officeooo:rsid="002471e9" officeooo:paragraph-rsid="002471e9"/>
    </style:style>
    <style:style style:name="P13" style:family="paragraph" style:parent-style-name="Standard">
      <style:text-properties officeooo:rsid="0024c8c6" officeooo:paragraph-rsid="0024c8c6"/>
    </style:style>
    <style:style style:name="P14" style:family="paragraph" style:parent-style-name="Standard">
      <style:text-properties officeooo:rsid="00261819" officeooo:paragraph-rsid="00261819"/>
    </style:style>
    <style:style style:name="P15" style:family="paragraph" style:parent-style-name="Standard">
      <style:text-properties officeooo:rsid="00281fd4" officeooo:paragraph-rsid="00281fd4"/>
    </style:style>
    <style:style style:name="P16" style:family="paragraph" style:parent-style-name="Standard">
      <style:text-properties officeooo:rsid="0029702f" officeooo:paragraph-rsid="0029702f"/>
    </style:style>
    <style:style style:name="P17" style:family="paragraph" style:parent-style-name="Standard">
      <style:text-properties officeooo:rsid="002a409b" officeooo:paragraph-rsid="002a409b"/>
    </style:style>
    <style:style style:name="P18" style:family="paragraph" style:parent-style-name="Standard">
      <style:text-properties officeooo:rsid="002b45f7" officeooo:paragraph-rsid="002b45f7"/>
    </style:style>
    <style:style style:name="P19" style:family="paragraph" style:parent-style-name="Standard">
      <style:text-properties officeooo:rsid="002b45f7" officeooo:paragraph-rsid="002c26eb"/>
    </style:style>
    <style:style style:name="P20" style:family="paragraph" style:parent-style-name="Standard">
      <style:text-properties officeooo:rsid="002b45f7" officeooo:paragraph-rsid="002deb05"/>
    </style:style>
    <style:style style:name="P21" style:family="paragraph" style:parent-style-name="Standard">
      <style:text-properties officeooo:rsid="002c26eb" officeooo:paragraph-rsid="002c26eb"/>
    </style:style>
    <style:style style:name="T1" style:family="text">
      <style:text-properties officeooo:rsid="00155f4d"/>
    </style:style>
    <style:style style:name="T2" style:family="text">
      <style:text-properties officeooo:rsid="001a2eb3"/>
    </style:style>
    <style:style style:name="T3" style:family="text">
      <style:text-properties officeooo:rsid="001c34d4"/>
    </style:style>
    <style:style style:name="T4" style:family="text">
      <style:text-properties officeooo:rsid="002cbb98"/>
    </style:style>
    <style:style style:name="T5" style:family="text">
      <style:text-properties officeooo:rsid="002deb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DPI </text:p>
      <text:p text:style-name="P1"/>
      <text:p text:style-name="P1">Journal of Public Affairs</text:p>
      <text:p text:style-name="P1"/>
      <text:p text:style-name="P1">Psychological Trauma: Theory, Research, Practice, and Policy</text:p>
      <text:p text:style-name="P1"/>
      <text:p text:style-name="P1">International Journal of Mental Health Nursing </text:p>
      <text:p text:style-name="P1"/>
      <text:p text:style-name="P1">European Journal of Psychotraumatology</text:p>
      <text:p text:style-name="P1"/>
      <text:p text:style-name="P1">International Journal of Environmental Research and Public Health </text:p>
      <text:p text:style-name="P1"/>
      <text:p text:style-name="P1">Learning and Individual differences</text:p>
      <text:p text:style-name="P1"/>
      <text:p text:style-name="P1">Medical Research Archives</text:p>
      <text:p text:style-name="P1"/>
      <text:p text:style-name="P1">Religions</text:p>
      <text:p text:style-name="P1"/>
      <text:p text:style-name="P1">Journal of Affective Disorders</text:p>
      <text:p text:style-name="P1"/>
      <text:p text:style-name="P2">International Journal of Environmental Research and Public Health </text:p>
      <text:p text:style-name="P2"/>
      <text:p text:style-name="P3">Current Psychology</text:p>
      <text:p text:style-name="P3"/>
      <text:p text:style-name="P3">PLOS ONE </text:p>
      <text:p text:style-name="P3"/>
      <text:p text:style-name="P3">Pakistan Journal of Psychological Research </text:p>
      <text:p text:style-name="P3"/>
      <text:p text:style-name="P3">Journal of Psychosocial Nursing and Mental Health Services</text:p>
      <text:p text:style-name="P3"/>
      <text:p text:style-name="P4">International journal of psychology </text:p>
      <text:p text:style-name="P4"/>
      <text:p text:style-name="P4">International Journal fo Stress Management </text:p>
      <text:p text:style-name="P4"/>
      <text:p text:style-name="P5">European Journal of Trauma and Dissociation </text:p>
      <text:p text:style-name="P5"/>
      <text:p text:style-name="P6">Frontiers in Psychology</text:p>
      <text:p text:style-name="P6"/>
      <text:p text:style-name="P6">journal of traumatic stress</text:p>
      <text:p text:style-name="P6"/>
      <text:p text:style-name="P7">Applied Psychology: Health and Well-Being</text:p>
      <text:p text:style-name="P7"/>
      <text:p text:style-name="P8">Frontiers in Psychiatry </text:p>
      <text:p text:style-name="P8"/>
      <text:p text:style-name="P9">Traumatology</text:p>
      <text:p text:style-name="P10"/>
      <text:p text:style-name="P11">BJPsych Open </text:p>
      <text:p text:style-name="P11"/>
      <text:p text:style-name="P12">Journal of Happiness Studies </text:p>
      <text:p text:style-name="P12"><text:soft-page-break/></text:p>
      <text:p text:style-name="P13">EclinicalMedicine </text:p>
      <text:p text:style-name="P13"/>
      <text:p text:style-name="P14">Perspectives in Psychiatric Care</text:p>
      <text:p text:style-name="P14"/>
      <text:p text:style-name="P15">Risk Management and Healthcare Policy </text:p>
      <text:p text:style-name="P15"/>
      <text:p text:style-name="P16">International Journal of Environmental Research and Public Health </text:p>
      <text:p text:style-name="P16"/>
      <text:p text:style-name="P16"/>
      <text:p text:style-name="P17">find 5 journals</text:p>
      <text:p text:style-name="P17"/>
      <text:p text:style-name="P18">1. <text:span text:style-name="T4">JAMA </text:span><text:span text:style-name="T5">Network Open</text:span></text:p>
      <text:p text:style-name="P18">2. <text:span text:style-name="T4">Lancet </text:span></text:p>
      <text:p text:style-name="P19">3. <text:span text:style-name="T1">Journal of Affective Disorders</text:span></text:p>
      <text:p text:style-name="P21">4. <text:span text:style-name="T2">International Journal fo Stress Management</text:span></text:p>
      <text:p text:style-name="P21">5. <text:span text:style-name="T1">Learning and Individual differences</text:span></text:p>
      <text:p text:style-name="P21">6. <text:span text:style-name="T1">Psychological Trauma: Theory, Research, Practice, and Policy</text:span></text:p>
      <text:p text:style-name="P21"/>
      <text:p text:style-name="P21"/>
      <text:p text:style-name="P20"><text:span text:style-name="T5">: https://jamanetwork.com/journals/jamanetworkopen/pages/instructions-for-auth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25:57.996199053</meta:creation-date>
    <dc:date>2023-07-31T19:53:07.023394886</dc:date>
    <meta:editing-duration>PT8H16M17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157" meta:character-count="1285" meta:non-whitespace-character-count="1149"/>
  </office:meta>
</office:document-meta>
</file>